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0000ff"/>
    </style:style>
    <style:style style:name="P2" style:family="paragraph" style:parent-style-name="Standard">
      <style:text-properties fo:background-color="#ffff00"/>
    </style:style>
    <style:style style:name="P3" style:family="paragraph" style:parent-style-name="Standard">
      <style:paragraph-properties fo:margin-top="0in" fo:margin-bottom="0.111in" loext:contextual-spacing="false" fo:line-height="160%" fo:padding="0in" fo:border="none"/>
    </style:style>
    <style:style style:name="P4" style:family="paragraph" style:parent-style-name="Standard" style:list-style-name="WWNum3">
      <style:paragraph-properties fo:margin-left="0.5in" fo:margin-right="0in" fo:margin-top="0.222in" fo:margin-bottom="0in" loext:contextual-spacing="false" fo:line-height="100%" fo:text-indent="-0.25in" style:auto-text-indent="false" fo:padding="0in" fo:border="none"/>
    </style:style>
    <style:style style:name="P5" style:family="paragraph" style:parent-style-name="Standard" style:list-style-name="WWNum3">
      <style:paragraph-properties fo:margin-left="0.5in" fo:margin-right="0in" fo:margin-top="0in" fo:margin-bottom="0in" loext:contextual-spacing="false" fo:line-height="100%" fo:text-indent="-0.25in" style:auto-text-indent="false" fo:padding="0in" fo:border="none"/>
    </style:style>
    <style:style style:name="P6" style:family="paragraph" style:parent-style-name="Standard" style:list-style-name="WWNum3">
      <style:paragraph-properties fo:margin-left="0.5in" fo:margin-right="0in" fo:margin-top="0in" fo:margin-bottom="0.3193in" loext:contextual-spacing="false" fo:line-height="100%" fo:text-indent="-0.25in" style:auto-text-indent="false" fo:padding="0in" fo:border="none"/>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4">
      <style:paragraph-properties fo:margin-left="0.5in" fo:margin-right="0in" fo:text-indent="-0.25in" style:auto-text-indent="false"/>
    </style:style>
    <style:style style:name="P9" style:family="paragraph" style:parent-style-name="Standard" style:list-style-name="WWNum2">
      <style:paragraph-properties fo:margin-left="0.5in" fo:margin-right="0in" fo:text-indent="-0.25in" style:auto-text-indent="false"/>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5in" fo:margin-right="0in" fo:text-indent="0in" style:auto-text-indent="false"/>
      <style:text-properties fo:background-color="#ffff00"/>
    </style:style>
    <style:style style:name="P12" style:family="paragraph" style:parent-style-name="Standard">
      <style:paragraph-properties fo:margin-left="0.5in" fo:margin-right="0in" fo:text-indent="0in" style:auto-text-indent="false"/>
      <style:text-properties style:text-underline-style="solid" style:text-underline-width="auto" style:text-underline-color="font-color" fo:background-color="#ff0000"/>
    </style:style>
    <style:style style:name="P13" style:family="paragraph" style:parent-style-name="Standard">
      <style:paragraph-properties fo:margin-left="0in" fo:margin-right="0in" fo:text-indent="0in" style:auto-text-indent="false"/>
    </style:style>
    <style:style style:name="P14" style:family="paragraph" style:parent-style-name="Heading_20_2">
      <style:paragraph-properties fo:margin-top="0.3193in" fo:margin-bottom="0.111in" loext:contextual-spacing="false" fo:line-height="150%" fo:keep-together="auto" fo:padding="0in" fo:border="none" fo:keep-with-next="auto"/>
    </style:style>
    <style:style style:name="P15" style:family="paragraph" style:parent-style-name="Heading_20_2" style:master-page-name="Standard">
      <style:paragraph-properties fo:margin-top="0.3193in" fo:margin-bottom="0.111in" loext:contextual-spacing="false" fo:line-height="150%" fo:keep-together="auto" style:page-number="1" fo:padding="0in" fo:border="none" fo:keep-with-next="auto"/>
    </style:style>
    <style:style style:name="T1" style:family="text">
      <style:text-properties fo:font-size="15pt" fo:font-weight="bold" style:font-size-asian="15pt" style:font-weight-asian="bold" style:font-size-complex="15pt"/>
    </style:style>
    <style:style style:name="T2" style:family="text">
      <style:text-properties fo:color="#222222" fo:font-size="9pt" style:font-size-asian="9pt" style:font-size-complex="9pt"/>
    </style:style>
    <style:style style:name="T3" style:family="text">
      <style:text-properties fo:background-color="#00ff00"/>
    </style:style>
    <style:style style:name="T4" style:family="text">
      <style:text-properties fo:color="#0000ff"/>
    </style:style>
    <style:style style:name="T5" style:family="text">
      <style:text-properties fo:color="#ff0000"/>
    </style:style>
    <style:style style:name="T6" style:family="text">
      <style:text-properties fo:color="#ff0000" style:text-underline-style="solid" style:text-underline-width="auto" style:text-underline-color="font-color"/>
    </style:style>
    <style:style style:name="T7" style:family="text">
      <style:text-properties fo:color="#ff0000" style:text-underline-style="none"/>
    </style:style>
    <style:style style:name="T8" style:family="text">
      <style:text-properties fo:background-color="#ffff00"/>
    </style:style>
    <style:style style:name="T9" style:family="text">
      <style:text-properties style:text-underline-style="none"/>
    </style:style>
    <style:style style:name="T10" style:family="text">
      <style:text-properties style:text-underline-style="solid" style:text-underline-width="auto" style:text-underline-color="font-color" fo:background-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_83vexzxhdyph"/><text:span text:style-name="T1">Cogido de la página del Special Issue</text:span></text:p>
      <text:p text:style-name="P14"><text:bookmark text:name="_uqkblkki5642"/><text:span text:style-name="T1">Special Issue Information</text:span></text:p>
      <text:p text:style-name="P3"><text:span text:style-name="T2">Dear Colleagues,</text:span></text:p>
      <text:p text:style-name="P3"><text:span text:style-name="T2">Nowadays, the development of Information Technologies has led to a new era in computation, affecting almost all fields in Science and Engineering. Specifically, Soft Computing techniques, as a branch of Artificial Intelligence aiming to obtain more robust and human-behaving systems, have proven to be excellent tools to cope with difficult problems that arise in a huge variety of applications in the Energy field. Soft-Computing techniques applied to energy-related problems usually face data-driven tasks, such as optimization, classification, clustering or prediction problems, among others. In many cases, these problems are in close connection with alternative applications such as Renewable Energy resource evaluation, design of energy efficiency systems, or very different energy system applications in smart grids, etc. This Special Issue deals with Soft-Computing techniques in the Energy System, from a broad range, from the methodology and application points of views. Articles discussing new algorithms with application in energy problems, or revisited algorithms providing good solutions to hard problems in energy-related applications, are welcomed. Alternative applications with a close connection to Energy, such as problems related to renewable energy resources (wind, solar, marine, etc.), Microgrid and smart grids designs (with renewable and non-renewable generation), Energy management and policy, etc. will be also considered if the article highlights the Soft-Computing relationship of the techniques employed. Articles discussing Soft-Computing algorithms for problems related to climate change impact in Energy Systems are specially welcomed.</text:span></text:p>
      <text:p text:style-name="P14"><text:bookmark text:name="_p75mhviropqc"/><text:span text:style-name="T1">Keywords</text:span></text:p>
      <text:list xml:id="list4219497261" text:style-name="WWNum3">
        <text:list-item>
          <text:p text:style-name="P4"><text:span text:style-name="T2">Soft-Computing and Machine Learning techniques</text:span></text:p>
        </text:list-item>
        <text:list-item>
          <text:p text:style-name="P5"><text:span text:style-name="T2">Soft-computing techniques for wind energy problems</text:span></text:p>
        </text:list-item>
        <text:list-item>
          <text:p text:style-name="P5"><text:span text:style-name="T2">Soft-computing techniques for solar energy problems</text:span></text:p>
        </text:list-item>
        <text:list-item>
          <text:p text:style-name="P5"><text:span text:style-name="T2">Soft-computing techniques for marine energy problems</text:span></text:p>
        </text:list-item>
        <text:list-item>
          <text:p text:style-name="P5"><text:span text:style-name="T2">Smart grid and Micro-grid designs</text:span></text:p>
        </text:list-item>
        <text:list-item>
          <text:p text:style-name="P5"><text:span text:style-name="T2">Energy systems management and development</text:span></text:p>
        </text:list-item>
        <text:list-item>
          <text:p text:style-name="P5"><text:span text:style-name="T2">Climate change impact in energy systems</text:span></text:p>
        </text:list-item>
        <text:list-item>
          <text:p text:style-name="P5"><text:span text:style-name="T2">Soft-computing techniques to simulate renewable energy system behavior</text:span></text:p>
        </text:list-item>
        <text:list-item>
          <text:p text:style-name="P5"><text:span text:style-name="T2">Soft-computing applied to predict exhaust emissions from (bio)energy systems</text:span></text:p>
        </text:list-item>
        <text:list-item>
          <text:p text:style-name="P5"><text:span text:style-name="T2">Soft-computing applied to thermal energy systems</text:span></text:p>
        </text:list-item>
        <text:list-item>
          <text:p text:style-name="P6"><text:span text:style-name="T2">Soft-computing for (bio)energy system design and optimization</text:span></text:p>
        </text:list-item>
      </text:list>
      <text:p text:style-name="Standard">---------------</text:p>
      <text:p text:style-name="Standard"/>
      <text:p text:style-name="Standard"/>
      <text:p text:style-name="Standard"/>
      <text:p text:style-name="Heading_20_1"><text:bookmark text:name="_cq8sz33ve7un"/><text:soft-page-break/>Anterior respuesta de los revisores de Energies</text:p>
      <text:p text:style-name="Standard">Comments and Suggestions for Authors</text:p>
      <text:p text:style-name="Standard">The paper presents a software tool extending and customizing existing Weka features, tailored to the data pre-processing and integration of two specific data sources.</text:p>
      <text:p text:style-name="Standard"/>
      <text:p text:style-name="Standard">The result of the tool is a new integrated tabular dataset which can be used for further analysis, e.g., machine learning. The latter is beyond the scope of the work.</text:p>
      <text:p text:style-name="Standard"/>
      <text:p text:style-name="Standard">The paper is well written and mostly clear in the presentation of the software.</text:p>
      <text:p text:style-name="Standard"/>
      <text:p text:style-name="Standard">The authors well motivate the practical need of such a tool in their vertical application domain.</text:p>
      <text:p text:style-name="Standard"/>
      <text:p text:style-name="Standard">However, there is no scientific novelty at all.</text:p>
      <text:p text:style-name="Standard"/>
      <text:p text:style-name="Standard">The presented work lacks in lessons learned, in generality, and in innovation.</text:p>
      <text:p text:style-name="Standard"/>
      <text:p text:style-name="Standard">As also noted by the authors (Sec 4, line 480), the software already provides a user guide: the paper seems to be a shadow <text:span text:style-name="T3">copy of the software manual.</text:span></text:p>
      <text:p text:style-name="Standard"/>
      <text:p text:style-name="Standard">Most (if not all) of the described features and solutions are already established practices, with some being also less complete and general than the state of the art.</text:p>
      <text:p text:style-name="Standard"/>
      <text:p text:style-name="Standard"><text:span text:style-name="T4">The described software tool is limited to the very specific use case and to the two data sources, discussing very "short-sighted" ad-hoc solutions.</text:span></text:p>
      <text:p text:style-name="P1"/>
      <text:p text:style-name="Standard"><text:span text:style-name="T5">Reforzar lo de futuras mejoras y dejarlo tambien en el indice que la herramienta, al proporcionarse su código fuente con licencia GPL, se puede extender a otras fuentes de datos y de reanalisis.</text:span></text:p>
      <text:p text:style-name="Standard"><text:soft-page-break/></text:p>
      <text:p text:style-name="Standard">The terminology is not appropriate in the data analysis domain; for instance, the "matching" step is a relational-data (fuzzy) join, and the process is called data integration.</text:p>
      <text:p text:style-name="Standard"/>
      <text:p text:style-name="Standard"><text:span text:style-name="T4">Some very popular and trivial issues are described with many useless details (e.g., missing data), whereas other you-can't-miss-it requirements for machine learning, such as feature selection, are not addressed at all, even if the goal is to prepare datasets for ML.</text:span></text:p>
      <text:p text:style-name="Standard"/>
      <text:p text:style-name="Standard"><text:span text:style-name="T5">Frente a esto quizás podríamos decir en el paper que la herramienta incluye algunos filtros de preprocesamiento básicos, pero su fortaleza se centra en realizar de manera sencilla el preprocesamiento relacionado con la integración de datos (</text:span><text:span text:style-name="T6">revisar si tenemos esto reforzado en la introducción, hay que vender que la herramienta puede realizar muchas configuraciones posibles de manera amigable</text:span><text:span text:style-name="T5">): </text:span></text:p>
      <text:list xml:id="list2422960539" text:style-name="WWNum1">
        <text:list-item>
          <text:p text:style-name="P7"><text:span text:style-name="T5">Realizar la integración de las dos fuentes teniendo en cuenta diferentes casuisticas tanto de datos como de fechas perdidas, <text:s/>horizontes de predicción, horarios de toma de datos diferentes</text:span></text:p>
        </text:list-item>
        <text:list-item>
          <text:p text:style-name="P7"><text:span text:style-name="T5">Posibilidad de utilizar uno o varios puntos de reanálisis cercanos a la boya de estudio.</text:span></text:p>
        </text:list-item>
        <text:list-item>
          <text:p text:style-name="P7"><text:span text:style-name="T5">Configurar de manera automática el dataset con diferentes horizontes de predicción.</text:span></text:p>
        </text:list-item>
        <text:list-item>
          <text:p text:style-name="P7"><text:span text:style-name="T5">Preparar la salida del dataset para tareas de regresión o de clasificación, dando la posibilidad de establecer diferentes rangos a las clases de salida o incluso preparar el conjunto de datos para un posterior tratamiento de clasificación ordinal.</text:span></text:p>
        </text:list-item>
        <text:list-item>
          <text:p text:style-name="P7"><text:span text:style-name="T5">...</text:span></text:p>
        </text:list-item>
        <text:list-item>
          <text:p text:style-name="P7"><text:span text:style-name="T5">Un preprocesamiento mucho más amplio se puede realizar posteriormente con otras herramientas, incluso con el propio Weka que se integra en la aplicación. Spmda como tal no se centra exhaustivamente en el preprocesamiento de datos, sino que usa algunos filtros de preprocesamiento para crear datasets que posteriormente se puedan preprocesar y utilizar para tecnicas de SC y ML.</text:span></text:p>
        </text:list-item>
        <text:list-item>
          <text:p text:style-name="P7"><text:span text:style-name="T5">Hablar tanto en introducción como en conclusión de que este software permitiría hacer un estudio o sondeo previo de zonas donde se necesite hacer algún tipo de predicción medioambiental sin tener que programar algoritmos de integración de datos ni de obtención de modelos, cosa que se podría hacer posteriormente si fuera necesario.</text:span></text:p>
        </text:list-item>
      </text:list>
      <text:p text:style-name="Standard"/>
      <text:p text:style-name="Standard"><text:span text:style-name="T4">No comparisons with state-of-the-art pre-processing tools are performed: most and more than the provided features can be provided by existing state-of-the-practice data analysis tools. For instance, a simple Python script with Pandas and Sci-kit learn can do it all.</text:span></text:p>
      <text:p text:style-name="Standard"/>
      <text:p text:style-name="Standard"><text:span text:style-name="T5">Decir que a casuistica de la integración es elevada, y aunque se podría realizar con un script llevaría tiempo y procedimientos de prueba, cosa que spamda quiere evitar a los investigadores, al menos como </text:span><text:span text:style-name="T6">estudio preliminar de determinadas zonas</text:span><text:span text:style-name="T5">, ademas de que spamda como tal no es una herramienta centrada en el preprocesamiento de datos, sino que es una de sus funcionalidades para dar una cierta flexibilidad al investigador sn tener que recurrir a la programación.</text:span></text:p>
      <text:p text:style-name="Standard"/>
      <text:p text:style-name="Standard">Some choices are not discussed, no motivations are provided for design choices, e.g., the list of options for handling missing data.</text:p>
      <text:p text:style-name="Standard"/>
      <text:p text:style-name="Standard">I regret to say that I find it very difficult to find value in the paper for a scientific venue.</text:p>
      <text:p text:style-name="Heading_20_1"><text:bookmark text:name="_i2dg0o3oblf7"/><text:soft-page-break/>Respuesta de la última revista que nos lo ha rechazado.</text:p>
      <text:p text:style-name="Standard"/>
      <text:p text:style-name="Standard">Sustainable Energy Technologies and Assessments  </text:p>
      <text:p text:style-name="Standard">Editor and Reviewer comments:     </text:p>
      <text:p text:style-name="Standard">Reviewer #1: The manuscript entitled "A new software tool to facilitate environmental modelling procedures based on meteorological data management" presented a software tool with an user-friendly GUI to create datasets by means of management and data integration of meteorological observations from two sources of information. These datasets are ready to be used in prediction tasks by Machine Learning tools. The analyses are briefly made in the main text, but it difficult to assess the major contribution of the new software tool in the paper. The manuscript fails to identify the new information through the results and seems too simplistic. I would suggest some Major revision before it is considered for publication as following.</text:p>
      <text:p text:style-name="Standard"/>
      <text:p text:style-name="Standard">1. The content of Highlights needed to be refined.</text:p>
      <text:p text:style-name="Standard">2. The author needed to provide more information about the innovation of the module or improved the algorithm in the present study?</text:p>
      <text:p text:style-name="Standard">3. It is suggested that the author should compared the results with those of other models.</text:p>
      <text:p text:style-name="Standard"/>
      <text:p text:style-name="Standard">Reviewer #2: The manuscript described a data pre-processing software especially for reanalysis and buoy meteorological data. The output data of the software can be used for machine learning session. The software looks like useful for some kinds of ML data preparing, but it looks like not so novel for data processing methods including data format conversion, data matching by location, missing value filling and so on. Many tools and script programs can do this normal mission. I agree that the software GUI can be easily to be used but it also reduces the flexibility compare with scripts. The manuscript was written more like a technical user guide than a scientific paper, also the manuscript did not provide the evidence that the software has powerful potential to be used in a wider community.</text:p>
      <text:p text:style-name="Heading_20_1"><text:bookmark text:name="_9sm8stc5f0pd"/>Anotaciones sobre Softcomputing y Machine Learning</text:p>
      <text:p text:style-name="Standard"/>
      <text:p text:style-name="Standard">As users or consumers are now demanding smarter devices, intelligent systems are revolutionizing by utilizing machine learning. Machine learning as part of intelligent systems is already one of the most critical components in everyday tools ranging from search engines and credit card fraud detection to stock market analysis. You can train machines to perform some things, so that they can automatically detect, diagnose, and solve a variety of problems. The intelligent systems have made rapid progress in developing the state of the art in machine learning based on smart and deep perception. Using machine learning, the intelligent systems make widely applications in automated speech recognition, natural language processing, medical diagnosis, bioinformatics, and robot locomotion. This book aims at introducing how to treat a substantial amount of data, to teach machines and to improve decision making models.</text:p>
      <text:p text:style-name="Standard"/>
      <text:p text:style-name="Standard"><text:span text:style-name="T5">The adequacy of user models depends mainly on the accuracy and precision of information that is retrieved to the user. The real challenge in user modelling studies is due to the inadequacy of data, improper use of techniques, noise within the data and imprecise nature of human behavior. For the best results of user modelling, one should choose an appropriate way to do it i.e. by selecting the best suitable approach for the desired domain. Machine learning and Soft computing Techniques have the ability to handle the uncertainty and are extensively being used for user modeling purpose. </text:span></text:p>
      <text:p text:style-name="Standard"/>
      <text:p text:style-name="Standard">Thanks to new technologies, a considerable amount of data is collected from field monitoring or can be generated from computer simulations. Now the question is, “how can we effectively utilize all the available data?” A promising solution relies on integrating “Dam Engineering” and “Computer Science”. There are several innovative solutions at a high level of maturity that have great potential for application in dam engineering, including machine learning and soft computing.</text:p>
      <text:p text:style-name="Standard"/>
      <text:p text:style-name="Standard"/>
      <text:p text:style-name="Standard"/>
      <text:p text:style-name="Standard"><text:soft-page-break/>Soft Computing (SC) represents a significant paradigm shift in the aims of computing, which reflects the fact that the human mind, unlike present day computers, possesses a remarkable ability to store and process information which is pervasively imprecise, uncertain and lacking in categoricity. Soft Computing (SC) is an emerging field that consists of complementary elements of fuzzy logic, neural computing, evolutionary computation, machine learning and probabilistic reasoning. Due to their strong learning and cognitive ability and good tolerance of uncertainty and imprecision, soft computing techniques have found wide applications. The volume of data being produced is increasing at an exponential rate due to our unprecedented capacity to generate, capture and share vast amounts of data. In this context, Machine Learning (ML) algorithms can be used to extract information from these large volumes of data. However, these algorithms are computationally expensive.</text:p>
      <text:p text:style-name="Standard"/>
      <text:p text:style-name="Standard">Soft Computing in Machine Learning deals with cutting-edge coverage dealing with an extensive volume of data, to teach machines and to improve decision making models. Hence, ML algorithms often demand prohibitive computational resources when facing large volumes of data. Therefore, the scientific breakthroughs of the future will undoubtedly be powered by advanced computing capabilities that will allow researchers to manipulate and explore massive datasets.</text:p>
      <text:p text:style-name="Standard"/>
      <text:p text:style-name="Standard"/>
      <text:p text:style-name="Standard"/>
      <text:p text:style-name="Standard"/>
      <text:p text:style-name="Standard">Machine learning (ML) methods have been applied to user modeling, mainly for acquiring</text:p>
      <text:p text:style-name="Standard">models of individual users interacting with an information system[44][45]. In situations like</text:p>
      <text:p text:style-name="Standard">this, the use of the system by an individual is monitored and the collected data are used to</text:p>
      <text:p text:style-name="Standard">construct the model of the user, i.e., his/her individual requirements. ML offers a suite of</text:p>
      <text:p text:style-name="Standard">powerful techniques either for user model acquisition or for user community induction. ML</text:p>
      <text:p text:style-name="Standard">techniques support complex decision making tasks and improve the prediction quality of a UMsoftware [46].</text:p>
      <text:p text:style-name="Standard">The basic belief about machine learning techniques is that there is a process that explains the data we observe. Though we do not know the details of the process underlying the generation of data, we know that it is not completely random. Machine learning has two approaches, Content based and Collaborative.</text:p>
      <text:p text:style-name="Standard"/>
      <text:p text:style-name="Standard"/>
      <text:p text:style-name="Standard"/>
      <text:p text:style-name="Standard"/>
      <text:p text:style-name="Standard">Genetic Algorithms (GAs) and Evolutionary Algorithms (EAs) [62] are search algorithms based on the mechanics of natural selection. They begin with a set of potential solutions called the population. Solutions from one population are taken and used to form a new population, which are closer to the optimum solution to the problem at hand. The idea behind this process is the survival of the fittest.</text:p>
      <text:p text:style-name="Standard"/>
      <text:p text:style-name="Standard">Machine Learning is totally based on Artificial Neural Network, Support Vector Machines, Classification and Regression Trees, and some more similar methods. Important is that the resulting mathematical models are build by training from example data instead of being constructed analytically. </text:p>
      <text:p text:style-name="Standard"><text:soft-page-break/></text:p>
      <text:p text:style-name="Standard"/>
      <text:p text:style-name="Standard"/>
      <text:p text:style-name="Standard"/>
      <text:p text:style-name="Standard">Soft computing is the use of approximate calculations to provide imprecise but usable solutions to complex computational problems. The approach enables solutions for problems that may be either unsolvable or just too time-consuming to solve with current hardware. Soft computing is sometimes referred to as computational intelligence.</text:p>
      <text:p text:style-name="Standard"/>
      <text:p text:style-name="Standard">Soft computing provides an approach to problem-solving using means other than computers. With the human mind as a role model, soft computing is tolerant of partial truths, uncertainty, imprecision and approximation, unlike traditional computing models. The tolerance of soft computing allows researchers to approach some problems that traditional computing can't process.</text:p>
      <text:p text:style-name="Standard"/>
      <text:p text:style-name="Standard"/>
      <text:p text:style-name="Standard"/>
      <text:p text:style-name="Standard"><text:span text:style-name="T8">Numerical models of geothermal doublet allows us to reduce the high risk associated with the selection of the most effective location of a production well. Furthermore, modeling is a suitable tool to verify possible changes in operational geothermal parameters, which guarantees liveliness of the system. An appropriate selection of software as well as the methodology used to generate numerical models significantly affects the quality of the obtained results. The results show the significant importance of numerical modeling aimed at increasing the efficiency of a potential geothermal heating plant.</text:span></text:p>
      <text:p text:style-name="P2"/>
      <text:p text:style-name="Standard"><text:span text:style-name="T8"><text:s/>Feedback from the stakeholders has facilitated the creation of simplified LCA guidelines, a systematic approach guiding the user through the alternative options regarding software choices, their strengths and weaknesses, the databases available, the usefulness of different indicators, aggregation, definition of limits and options for simplifying the process.</text:span></text:p>
      <text:p text:style-name="Standard"/>
      <text:p text:style-name="Standard"/>
      <text:p text:style-name="Standard"/>
      <text:p text:style-name="Standard"/>
      <text:p text:style-name="Standard">Aplicaciones software en Energies (busqueda con “software tool”)</text:p>
      <text:list xml:id="list2659438483" text:style-name="WWNum4">
        <text:list-item>
          <text:p text:style-name="P8">Development of a Numerical Weather Analysis Tool for Assessing the Precooling Potential at Any Location.</text:p>
        </text:list-item>
      </text:list>
      <text:p text:style-name="P10"/>
      <text:list xml:id="list1012670613153" text:continue-numbering="true" text:style-name="WWNum4">
        <text:list-item>
          <text:p text:style-name="P8"><text:span text:style-name="T8">The Environmental Potential of Phase Change Materials in Building Applications. A Multiple Case Investigation Based on Life Cycle Assessment and Building Simulation</text:span></text:p>
        </text:list-item>
      </text:list>
      <text:p text:style-name="P11"><text:soft-page-break/></text:p>
      <text:p text:style-name="P11"/>
      <text:list xml:id="list1012452902873" text:continue-numbering="true" text:style-name="WWNum4">
        <text:list-item>
          <text:p text:style-name="P8"><text:span text:style-name="T8">ForecastTB—An R Package as a Test-Bench for Time Series . Forecasting—Application of Wind Speed and Solar Radiation Modeling. </text:span><text:span text:style-name="T10">MIRAR ESTE PAPER PORQUE COMO NOSOTROS PONEN LAS VENTAJAS QUE DA SU SOFTWARE, ENTRE OTRAS REDUCIR EL TIEMPO DE ANALISIS.</text:span></text:p>
        </text:list-item>
      </text:list>
      <text:p text:style-name="P12"/>
      <text:list xml:id="list1011218912885" text:continue-numbering="true" text:style-name="WWNum4">
        <text:list-item>
          <text:p text:style-name="P8">Evaluation of Different Development Possibilities of Distribution Grid State Forecasts</text:p>
        </text:list-item>
      </text:list>
      <text:p text:style-name="P13"/>
      <text:p text:style-name="Standard"/>
      <text:p text:style-name="Standard">Sobre olas y reanalisis en Energies:</text:p>
      <text:list xml:id="list3588017752" text:style-name="WWNum2">
        <text:list-item>
          <text:p text:style-name="P9">Changes in Wave Energy in the Shelf Seas of India during the Last 40 Years Based on ERA5 Reanalysis Data</text:p>
        </text:list-item>
        <text:list-item>
          <text:p text:style-name="P9">Evaluation of an Offshore Wind Farm by Using Data from the Weather Station, Floating LiDAR, Mast, and MERR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22222" fo:font-size="9pt" style:text-underline-style="none"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78" meta:word-count="2489" meta:character-count="16402" meta:non-whitespace-character-count="14005"/>
    <meta:generator>LibreOfficeDev/6.0.5.2$Linux_X86_64 LibreOffice_project/</meta:generator>
  </office:meta>
</office:document-meta>
</file>